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draw:marker-end="msArrowOpenEnd_20_4" draw:marker-end-width="0.35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end="msArrowEnd_20_2" draw:marker-end-width="0.1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33cm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649cm" fo:min-width="4.5cm" fo:padding-top="0.175cm" fo:padding-bottom="0.175cm" fo:padding-left="0.3cm" fo:padding-right="0.3cm" fo:wrap-option="no-wrap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649cm" fo:min-width="4.6cm" fo:padding-top="0.175cm" fo:padding-bottom="0.175cm" fo:padding-left="0.3cm" fo:padding-right="0.3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862cm" fo:min-width="4.3cm" fo:padding-top="0.175cm" fo:padding-bottom="0.175cm" fo:padding-left="0.3cm" fo:padding-right="0.3cm" fo:wrap-option="no-wrap"/>
      <style:paragraph-properties style:writing-mode="lr-tb"/>
    </style:style>
    <style:style style:name="gr1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862cm" fo:min-width="4.969cm" fo:padding-top="0.175cm" fo:padding-bottom="0.175cm" fo:padding-left="0.3cm" fo:padding-right="0.3cm" fo:wrap-option="no-wrap"/>
      <style:paragraph-properties style:writing-mode="lr-tb"/>
    </style:style>
    <style:style style:name="gr14" style:family="graphic" style:parent-style-name="standard">
      <style:graphic-properties draw:stroke="solid" svg:stroke-width="0.1cm" draw:marker-start-width="0.35cm" draw:marker-end-width="0.35cm" draw:fill="none" fo:min-height="0.788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draw:marker-start-width="0.35cm" draw:marker-end-width="0.35cm" draw:fill="none" fo:min-height="0.787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427cm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45cm" fo:min-width="4.34cm"/>
    </style:style>
    <style:style style:name="gr22" style:family="graphic" style:parent-style-name="standard">
      <style:graphic-properties draw:textarea-horizontal-align="justify" draw:textarea-vertical-align="middle" draw:auto-grow-height="false" fo:min-height="0.045cm" fo:min-width="4.343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fill="solid" draw:fill-color="#81d41a" draw:textarea-horizontal-align="justify" draw:textarea-vertical-align="middle" draw:auto-grow-height="false" fo:min-height="0.042cm" fo:min-width="0.821cm"/>
    </style:style>
    <style:style style:name="gr27" style:family="graphic" style:parent-style-name="standard">
      <style:graphic-properties draw:fill="solid" draw:fill-color="#81d41a" draw:textarea-horizontal-align="justify" draw:textarea-vertical-align="middle" draw:auto-grow-height="false" fo:min-height="0.044cm" fo:min-width="0.821cm"/>
    </style:style>
    <style:style style:name="gr28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.463cm"/>
    </style:style>
    <style:style style:name="gr29" style:family="graphic" style:parent-style-name="standard">
      <style:graphic-properties draw:stroke="solid" svg:stroke-width="0.1cm" draw:marker-start-width="0.35cm" draw:marker-end-width="0.35cm" draw:fill="none" fo:min-height="2.542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fo:min-height="1.765cm"/>
      <style:paragraph-properties style:writing-mode="lr-tb"/>
    </style:style>
    <style:style style:name="gr39" style:family="graphic" style:parent-style-name="standard">
      <style:graphic-properties draw:stroke="none" draw:fill="none" fo:min-height="1.177cm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2.8cm"/>
    </style:style>
    <style:style style:name="gr47" style:family="graphic" style:parent-style-name="standard">
      <style:graphic-properties draw:stroke="solid" svg:stroke-width="0.1cm" draw:marker-start-width="0.35cm" draw:marker-end-width="0.35cm" draw:fill="none" fo:min-height="0.712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.4cm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>
      <style:graphic-properties draw:stroke="solid" svg:stroke-width="0.1cm" draw:marker-start-width="0.35cm" draw:marker-end-width="0.35cm" draw:fill="none" fo:min-height="2.35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" style:family="paragraph">
      <loext:graphic-properties draw:fill="none" draw:fill-color="#ffffff"/>
      <style:paragraph-properties style:writing-mode="lr-tb"/>
      <style:text-properties style:font-name="Liberation Sans2" fo:font-size="24pt" fo:font-weight="bold" style:font-size-asian="24pt" style:font-size-complex="24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2" fo:font-size="24pt" fo:font-weight="bold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81d41a"/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fo:font-size="15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20pt" fo:font-weight="bold" style:font-size-asian="20pt" style:font-size-complex="20pt"/>
    </style:style>
    <style:style style:name="T1" style:family="text">
      <style:text-properties style:font-name="Arial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2" style:family="text">
      <style:text-properties style:font-name="Arial" fo:font-size="18pt" fo:language="pt" fo:country="BR" style:font-size-asian="18pt" style:language-asian="pt" style:country-asian="BR" style:font-size-complex="18pt" style:language-complex="pt" style:country-complex="BR"/>
    </style:style>
    <style:style style:name="T3" style:family="text">
      <style:text-properties style:text-position="-25% 58%" style:font-name="Arial"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4" style:family="text">
      <style:text-properties style:font-name="Arial" fo:font-size="12pt" fo:language="pt" fo:country="BR" fo:font-weight="bold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T5" style:family="text">
      <style:text-properties style:font-name="Liberation Sans2" fo:font-size="24pt" fo:font-weight="bold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a6099"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2a6099" fo:font-size="18pt" fo:font-weight="bold" style:font-weight-asian="bold" style:font-weight-complex="bold"/>
    </style:style>
    <style:style style:name="T13" style:family="text">
      <style:text-properties style:font-name="Liberation Sans2" fo:font-size="24pt" fo:font-weight="bold" style:font-size-asian="20pt" style:font-size-complex="20pt"/>
    </style:style>
    <style:style style:name="T14" style:family="text">
      <style:text-properties fo:font-size="15pt"/>
    </style:style>
    <style:style style:name="T15" style:family="text">
      <style:text-properties fo:color="#2a6099" fo:font-size="15pt"/>
    </style:style>
    <style:style style:name="T16" style:family="text">
      <style:text-properties fo:color="#bf0041" fo:font-size="1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2" fo:font-size="20pt" fo:font-weight="bold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746cm" svg:y1="7.493cm" svg:x2="11.44cm" svg:y2="7.917cm">
            <text:p/>
          </draw:line>
          <draw:line draw:style-name="gr1" draw:text-style-name="P1" draw:layer="layout" svg:x1="11.448cm" svg:y1="8.34cm" svg:x2="9.738cm" svg:y2="8.763cm">
            <text:p/>
          </draw:line>
          <draw:custom-shape draw:style-name="gr2" draw:text-style-name="P3" draw:layer="layout" svg:width="1.543cm" svg:height="0.853cm" draw:transform="rotate (-0.261799387799149) translate (9.887cm 6.669cm)">
            <text:list text:style-name="L1">
              <text:list-header>
                <text:p text:style-name="P2"><text:span text:style-name="T1">p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" draw:layer="layout" svg:width="1.704cm" svg:height="0.853cm" draw:transform="rotate (0.261799387799149) translate (9.872cm 8.575cm)">
            <text:list text:style-name="L1">
              <text:list-header>
                <text:p text:style-name="P2"><text:span text:style-name="T1">po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4" draw:text-style-name="P1" draw:layer="layout" svg:x1="9.535cm" svg:y1="6.858cm" svg:x2="9.535cm" svg:y2="18.5cm">
              <text:p/>
            </draw:line>
            <draw:line draw:style-name="gr4" draw:text-style-name="P1" draw:layer="layout" svg:x1="11.643cm" svg:y1="6.858cm" svg:x2="11.643cm" svg:y2="18.5cm">
              <text:p/>
            </draw:line>
          </draw:g>
          <draw:custom-shape draw:style-name="gr5" draw:text-style-name="P3" draw:layer="layout" svg:width="1.128cm" svg:height="1.127cm" svg:x="9.129cm" svg:y="5.8cm">
            <text:list text:style-name="L1">
              <text:list-header>
                <text:p text:style-name="P2"><text:span text:style-name="T2">P</text:span><text:span text:style-name="T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3" draw:layer="layout" svg:width="1.128cm" svg:height="1.127cm" svg:x="11.034cm" svg:y="5.8cm">
            <text:list text:style-name="L1">
              <text:list-header>
                <text:p text:style-name="P2"><text:span text:style-name="T2">P</text:span><text:span text:style-name="T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1.861cm" svg:height="1.275cm" draw:transform="rotate (1.5707963267949) translate (8.9cm 17.572cm)">
            <text:list text:style-name="L1">
              <text:list-header>
                <text:p text:style-name="P2"><text:span text:style-name="T4">Tempo</text:span></text:p>
                <text:p text:style-name="P2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" draw:text-style-name="P1" draw:layer="layout" svg:x1="9.746cm" svg:y1="10.033cm" svg:x2="11.44cm" svg:y2="10.457cm">
            <text:p/>
          </draw:line>
          <draw:line draw:style-name="gr1" draw:text-style-name="P1" draw:layer="layout" svg:x1="11.448cm" svg:y1="11.092cm" svg:x2="9.738cm" svg:y2="11.515cm">
            <text:p/>
          </draw:line>
          <draw:line draw:style-name="gr1" draw:text-style-name="P1" draw:layer="layout" svg:x1="9.803cm" svg:y1="14.146cm" svg:x2="11.497cm" svg:y2="14.57cm">
            <text:p/>
          </draw:line>
          <draw:line draw:style-name="gr1" draw:text-style-name="P1" draw:layer="layout" svg:x1="11.505cm" svg:y1="14.993cm" svg:x2="9.795cm" svg:y2="15.416cm">
            <text:p/>
          </draw:line>
          <draw:line draw:style-name="gr1" draw:text-style-name="P1" draw:layer="layout" svg:x1="9.803cm" svg:y1="16.686cm" svg:x2="11.497cm" svg:y2="17.11cm">
            <text:p/>
          </draw:line>
          <draw:line draw:style-name="gr1" draw:text-style-name="P1" draw:layer="layout" svg:x1="11.505cm" svg:y1="17.533cm" svg:x2="9.795cm" svg:y2="17.956cm">
            <text:p/>
          </draw:line>
          <draw:frame draw:style-name="gr8" draw:text-style-name="P4" draw:layer="layout" svg:width="1.2cm" svg:height="3.083cm" svg:x="10.3cm" svg:y="11.017cm">
            <draw:text-box>
              <text:p><text:span text:style-name="T5">.</text:span></text:p>
              <text:p><text:span text:style-name="T5">.</text:span></text:p>
              <text:p><text:span text:style-name="T5">.</text:span></text:p>
            </draw:text-box>
          </draw:frame>
          <draw:custom-shape draw:style-name="gr9" draw:text-style-name="P5" draw:layer="layout" svg:width="5.1cm" svg:height="2.999cm" svg:x="1.5cm" svg:y="6.101cm">
            <text:p text:style-name="P5">Medir t0 aqui </text:p>
            <text:p text:style-name="P5">(medir APENAS </text:p>
            <text:p text:style-name="P5">no processo p0)</text:p>
            <draw:enhanced-geometry svg:viewBox="0 0 21600 21600" draw:mirror-horizontal="true" draw:type="line-callout-2" draw:modifiers="-12212.1936875123 6746.4 -3600 4000 -1054.38149382474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10" draw:text-style-name="P5" draw:layer="layout" svg:width="5.2cm" svg:height="2.999cm" svg:x="1.3cm" svg:y="18cm">
            <text:p text:style-name="P5">Medir t1 aqui </text:p>
            <text:p text:style-name="P5">(medir APENAS </text:p>
            <text:p text:style-name="P5">no processo p0)</text:p>
            <draw:enhanced-geometry svg:viewBox="0 0 21600 21600" draw:mirror-horizontal="true" draw:type="line-callout-2" draw:modifiers="-12160.123053259 1123.2 -3600 4000 -1034.10882522592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style-name="gr11" draw:text-style-name="P6" draw:layer="layout" svg:width="5cm" svg:height="2.5cm" svg:x="13.6cm" svg:y="10.1cm">
            <draw:text-box>
              <text:p><text:span text:style-name="T6">Mediçoes na versao </text:span><text:span text:style-name="T7">síncrona</text:span></text:p>
            </draw:text-box>
          </draw:frame>
        </draw:g>
      </draw:page>
      <draw:page draw:name="page2" draw:style-name="dp1" draw:master-page-name="Default">
        <draw:g>
          <draw:custom-shape draw:style-name="gr12" draw:text-style-name="P7" draw:layer="layout" svg:width="4.9cm" svg:height="3.212cm" svg:x="0.293cm" svg:y="4.341cm">
            <text:p text:style-name="P7"><text:span text:style-name="T8">Medir t0 aqui </text:span></text:p>
            <text:p text:style-name="P7"><text:span text:style-name="T8">depois da barreira</text:span></text:p>
            <text:p text:style-name="P7"><text:span text:style-name="T8">(medir APENAS </text:span></text:p>
            <text:p text:style-name="P7"><text:span text:style-name="T8">no processo p0)</text:span></text:p>
            <draw:enhanced-geometry svg:viewBox="0 0 21600 21600" draw:mirror-horizontal="true" draw:type="line-callout-2" draw:modifiers="-17919.9347072026 10305.8823529412 -3459.70210161192 8705.88235294118 502.428075902877 3724.3697478991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13" draw:text-style-name="P8" draw:layer="layout" svg:width="5.569cm" svg:height="3.212cm" svg:x="0.528cm" svg:y="23cm">
            <text:p text:style-name="P8"><text:span text:style-name="T9">Medir t1 aqui </text:span><text:span text:style-name="T10"><text:s/></text:span></text:p>
            <text:p text:style-name="P8"><text:span text:style-name="T10">depois da barreira </text:span></text:p>
            <text:p text:style-name="P8"><text:span text:style-name="T10">(medir APENAS </text:span></text:p>
            <text:p text:style-name="P8"><text:span text:style-name="T10">no processo p0)</text:span></text:p>
            <draw:enhanced-geometry svg:viewBox="0 0 21600 21600" draw:mirror-horizontal="true" draw:type="line-callout-2" draw:modifiers="-11742.3339317774 7778.1512605042 -3600 4000 461.472172351885 3724.3697478991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style-name="gr14" draw:text-style-name="P9" draw:layer="layout" svg:width="4.177cm" svg:height="1.138cm" svg:x="16.023cm" svg:y="4.8cm">
            <draw:text-box>
              <text:p><text:span text:style-name="T10">MPI barrier</text:span></text:p>
            </draw:text-box>
          </draw:frame>
          <draw:frame draw:style-name="gr15" draw:text-style-name="P9" draw:layer="layout" svg:width="4.177cm" svg:height="1.137cm" svg:x="16.7cm" svg:y="22.8cm">
            <draw:text-box>
              <text:p><text:span text:style-name="T10">MPI barrier</text:span></text:p>
            </draw:text-box>
          </draw:frame>
          <draw:line draw:style-name="gr16" draw:text-style-name="P10" draw:layer="layout" svg:x1="15.962cm" svg:y1="5.671cm" svg:x2="13.3cm" svg:y2="5.4cm">
            <text:p/>
          </draw:line>
          <draw:line draw:style-name="gr16" draw:text-style-name="P10" draw:layer="layout" svg:x1="16.927cm" svg:y1="23.171cm" svg:x2="13.5cm" svg:y2="23.599cm">
            <text:p/>
          </draw:line>
          <draw:frame draw:style-name="gr17" draw:text-style-name="P11" draw:layer="layout" svg:width="5.355cm" svg:height="2.677cm" svg:x="14.356cm" svg:y="10.491cm">
            <draw:text-box>
              <text:p><text:span text:style-name="T11">Mediçoes na versao </text:span><text:span text:style-name="T12">Assíncrona</text:span></text:p>
            </draw:text-box>
          </draw:frame>
          <draw:g>
            <draw:line draw:style-name="gr4" draw:text-style-name="P1" draw:layer="layout" svg:x1="9.251cm" svg:y1="4.9cm" svg:x2="9.2cm" svg:y2="24.765cm">
              <text:p/>
            </draw:line>
            <draw:line draw:style-name="gr4" draw:text-style-name="P1" draw:layer="layout" svg:x1="12.343cm" svg:y1="4.9cm" svg:x2="12.427cm" svg:y2="24.471cm">
              <text:p/>
            </draw:line>
          </draw:g>
          <draw:custom-shape draw:style-name="gr18" draw:text-style-name="P13" draw:layer="layout" svg:width="1.128cm" svg:height="1.127cm" svg:x="8.919cm" svg:y="3.741cm">
            <text:list text:style-name="L1">
              <text:list-header>
                <text:p text:style-name="P12"><text:span text:style-name="T2">P</text:span><text:span text:style-name="T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13" draw:layer="layout" svg:width="1.128cm" svg:height="1.127cm" svg:x="11.713cm" svg:y="3.741cm">
            <text:list text:style-name="L1">
              <text:list-header>
                <text:p text:style-name="P12"><text:span text:style-name="T2">P</text:span><text:span text:style-name="T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3" draw:layer="layout" svg:width="1.861cm" svg:height="1.275cm" draw:transform="rotate (1.5707963267949) translate (8.025cm 19.297cm)">
            <text:list text:style-name="L1">
              <text:list-header>
                <text:p text:style-name="P12"><text:span text:style-name="T4">Tempo</text:span></text:p>
                <text:p text:style-name="P12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text-style-name="P14" draw:layer="layout" svg:width="1.76cm" svg:height="3.083cm" svg:x="10.4cm" svg:y="14.117cm">
            <draw:text-box>
              <text:p><text:span text:style-name="T13">.</text:span></text:p>
              <text:p><text:span text:style-name="T13">.</text:span></text:p>
              <text:p><text:span text:style-name="T13">.</text:span></text:p>
            </draw:text-box>
          </draw:frame>
          <draw:custom-shape draw:style-name="gr21" draw:text-style-name="P15" draw:layer="layout" svg:width="4.84cm" svg:height="0.295cm" svg:x="8.76cm" svg:y="23.39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4.843cm" svg:height="0.295cm" svg:x="8.457cm" svg:y="5.20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1.861cm" svg:height="1.275cm" draw:transform="rotate (1.5707963267949) translate (12.133cm 17.684cm)">
            <text:list text:style-name="L1">
              <text:list-header>
                <text:p text:style-name="P12"><text:span text:style-name="T4">Tempo</text:span></text:p>
                <text:p text:style-name="P12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" draw:text-style-name="P1" draw:layer="layout" svg:x1="9.4cm" svg:y1="6.843cm" svg:x2="12.2cm" svg:y2="7.965cm">
              <text:p/>
            </draw:line>
            <draw:line draw:style-name="gr1" draw:text-style-name="P1" draw:layer="layout" svg:x1="12.4cm" svg:y1="6.865cm" svg:x2="9.3cm" svg:y2="7.965cm">
              <text:p/>
            </draw:line>
            <draw:custom-shape draw:style-name="gr24" draw:text-style-name="P13" draw:layer="layout" svg:width="1.543cm" svg:height="0.853cm" draw:transform="rotate (-0.261799387799149) translate (9.321cm 5.965cm)">
              <text:list text:style-name="L1">
                <text:list-header>
                  <text:p text:style-name="P12"><text:span text:style-name="T1">p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5" draw:text-style-name="P13" draw:layer="layout" svg:width="1.704cm" svg:height="0.853cm" draw:transform="skewX (-0.00122173047639602) rotate (0.261799387799149) translate (10.532cm 6.341cm)">
              <text:list text:style-name="L1">
                <text:list-header>
                  <text:p text:style-name="P12"><text:span text:style-name="T1">po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" draw:text-style-name="P16" draw:layer="layout" svg:width="1.321cm" svg:height="0.292cm" svg:x="8cm" svg:y="8.66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6" draw:layer="layout" svg:width="1.321cm" svg:height="0.294cm" svg:x="12.2cm" svg:y="8.67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8" draw:text-style-name="P16" draw:layer="layout" svg:width="0.963cm" svg:height="0.214cm" svg:x="1.504cm" svg:y="14.02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6.533cm" svg:height="2.892cm" svg:x="0.54cm" svg:y="12.311cm">
            <draw:text-box>
              <text:p><text:span text:style-name="T14"><text:s text:c="10"/></text:span><text:span text:style-name="T14">Legenda</text:span></text:p>
              <text:p><text:span text:style-name="T14"/></text:p>
              <text:p><text:span text:style-name="T14"><text:s text:c="12"/></text:span><text:span text:style-name="T14">wait_all( 2, … );</text:span></text:p>
            </draw:text-box>
          </draw:frame>
          <draw:g>
            <draw:line draw:style-name="gr1" draw:text-style-name="P1" draw:layer="layout" svg:x1="9.2cm" svg:y1="18.2cm" svg:x2="12.2cm" svg:y2="19.665cm">
              <text:p/>
            </draw:line>
            <draw:line draw:style-name="gr1" draw:text-style-name="P1" draw:layer="layout" svg:x1="12.3cm" svg:y1="18.3cm" svg:x2="9.3cm" svg:y2="19.665cm">
              <text:p/>
            </draw:line>
            <draw:custom-shape draw:style-name="gr30" draw:text-style-name="P13" draw:layer="layout" svg:width="1.543cm" svg:height="0.853cm" draw:transform="rotate (-0.261799387799149) translate (9.31cm 17.5cm)">
              <text:list text:style-name="L1">
                <text:list-header>
                  <text:p text:style-name="P12"><text:span text:style-name="T1">p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1" draw:text-style-name="P13" draw:layer="layout" svg:width="1.704cm" svg:height="0.853cm" draw:transform="skewX (-0.00122173047639602) rotate (0.261799387799149) translate (10.632cm 17.841cm)">
              <text:list text:style-name="L1">
                <text:list-header>
                  <text:p text:style-name="P12"><text:span text:style-name="T1">po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" draw:text-style-name="P16" draw:layer="layout" svg:width="1.321cm" svg:height="0.292cm" svg:x="8cm" svg:y="19.9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6" draw:layer="layout" svg:width="1.321cm" svg:height="0.294cm" svg:x="12.2cm" svg:y="19.871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9.179cm" svg:y1="9.835cm" svg:x2="12.179cm" svg:y2="11.3cm">
              <text:p/>
            </draw:line>
            <draw:line draw:style-name="gr1" draw:text-style-name="P1" draw:layer="layout" svg:x1="12.279cm" svg:y1="9.935cm" svg:x2="9.279cm" svg:y2="11.3cm">
              <text:p/>
            </draw:line>
            <draw:custom-shape draw:style-name="gr32" draw:text-style-name="P13" draw:layer="layout" svg:width="1.543cm" svg:height="0.853cm" draw:transform="rotate (-0.261799387799149) translate (9.289cm 9.135cm)">
              <text:list text:style-name="L1">
                <text:list-header>
                  <text:p text:style-name="P12"><text:span text:style-name="T1">p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13" draw:layer="layout" svg:width="1.704cm" svg:height="0.853cm" draw:transform="skewX (-0.00122173047639602) rotate (0.261799387799149) translate (10.611cm 9.476cm)">
              <text:list text:style-name="L1">
                <text:list-header>
                  <text:p text:style-name="P12"><text:span text:style-name="T1">po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" draw:text-style-name="P16" draw:layer="layout" svg:width="1.321cm" svg:height="0.292cm" svg:x="7.979cm" svg:y="11.60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6" draw:layer="layout" svg:width="1.321cm" svg:height="0.294cm" svg:x="12.179cm" svg:y="11.506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9.179cm" svg:y1="12.644cm" svg:x2="12.179cm" svg:y2="14.109cm">
              <text:p/>
            </draw:line>
            <draw:line draw:style-name="gr1" draw:text-style-name="P1" draw:layer="layout" svg:x1="12.279cm" svg:y1="12.744cm" svg:x2="9.279cm" svg:y2="14.109cm">
              <text:p/>
            </draw:line>
            <draw:custom-shape draw:style-name="gr34" draw:text-style-name="P13" draw:layer="layout" svg:width="1.543cm" svg:height="0.853cm" draw:transform="rotate (-0.261799387799149) translate (9.289cm 11.944cm)">
              <text:list text:style-name="L1">
                <text:list-header>
                  <text:p text:style-name="P12"><text:span text:style-name="T1">p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5" draw:text-style-name="P13" draw:layer="layout" svg:width="1.704cm" svg:height="0.853cm" draw:transform="skewX (-0.00122173047639602) rotate (0.261799387799149) translate (10.611cm 12.285cm)">
              <text:list text:style-name="L1">
                <text:list-header>
                  <text:p text:style-name="P12"><text:span text:style-name="T1">po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" draw:text-style-name="P16" draw:layer="layout" svg:width="1.321cm" svg:height="0.292cm" svg:x="7.979cm" svg:y="14.41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6" draw:layer="layout" svg:width="1.321cm" svg:height="0.294cm" svg:x="12.179cm" svg:y="14.315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9.3cm" svg:y1="21.035cm" svg:x2="12.3cm" svg:y2="22.5cm">
              <text:p/>
            </draw:line>
            <draw:line draw:style-name="gr1" draw:text-style-name="P1" draw:layer="layout" svg:x1="12.4cm" svg:y1="21.135cm" svg:x2="9.4cm" svg:y2="22.5cm">
              <text:p/>
            </draw:line>
            <draw:custom-shape draw:style-name="gr36" draw:text-style-name="P13" draw:layer="layout" svg:width="1.543cm" svg:height="0.853cm" draw:transform="rotate (-0.261799387799149) translate (9.41cm 20.335cm)">
              <text:list text:style-name="L1">
                <text:list-header>
                  <text:p text:style-name="P12"><text:span text:style-name="T1">p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7" draw:text-style-name="P13" draw:layer="layout" svg:width="1.704cm" svg:height="0.853cm" draw:transform="skewX (-0.00122173047639602) rotate (0.261799387799149) translate (10.732cm 20.676cm)">
              <text:list text:style-name="L1">
                <text:list-header>
                  <text:p text:style-name="P12"><text:span text:style-name="T1">po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" draw:text-style-name="P16" draw:layer="layout" svg:width="1.321cm" svg:height="0.292cm" svg:x="8.1cm" svg:y="22.80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6" draw:layer="layout" svg:width="1.321cm" svg:height="0.294cm" svg:x="12.3cm" svg:y="22.70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8" draw:text-style-name="P18" draw:layer="layout" svg:width="3.446cm" svg:height="2.015cm" svg:x="12.554cm" svg:y="6.265cm">
            <draw:text-box>
              <text:p><text:span text:style-name="T14">isend(</text:span><text:span text:style-name="T15">pong</text:span><text:span text:style-name="T14">)</text:span></text:p>
            </draw:text-box>
          </draw:frame>
          <draw:frame draw:style-name="gr39" draw:text-style-name="P18" draw:layer="layout" svg:width="3.846cm" svg:height="1.427cm" svg:x="12.5cm" svg:y="7.573cm">
            <draw:text-box>
              <text:p><text:span text:style-name="T14">ireceive(</text:span><text:span text:style-name="T16">ping</text:span><text:span text:style-name="T14">)</text:span></text:p>
            </draw:text-box>
          </draw:frame>
          <draw:frame draw:style-name="gr38" draw:text-style-name="P18" draw:layer="layout" svg:width="3.446cm" svg:height="2.015cm" svg:x="5.854cm" svg:y="6.265cm">
            <draw:text-box>
              <text:p><text:span text:style-name="T17">isend(</text:span><text:span text:style-name="T16">ping</text:span><text:span text:style-name="T14">)</text:span></text:p>
            </draw:text-box>
          </draw:frame>
          <draw:frame draw:style-name="gr39" draw:text-style-name="P18" draw:layer="layout" svg:width="4.046cm" svg:height="1.427cm" svg:x="5.6cm" svg:y="7.573cm">
            <draw:text-box>
              <text:p><text:span text:style-name="T17">ireceive(</text:span><text:span text:style-name="T15">pong</text:span><text:span text:style-name="T14">)</text:span></text:p>
            </draw:text-box>
          </draw:frame>
        </draw:g>
      </draw:page>
      <draw:page draw:name="page3" draw:style-name="dp1" draw:master-page-name="Default">
        <draw:g>
          <draw:line draw:style-name="gr1" draw:text-style-name="P1" draw:layer="layout" svg:x1="9.646cm" svg:y1="8.237cm" svg:x2="11.34cm" svg:y2="8.661cm">
            <text:p/>
          </draw:line>
          <draw:line draw:style-name="gr1" draw:text-style-name="P1" draw:layer="layout" svg:x1="11.348cm" svg:y1="9.084cm" svg:x2="9.638cm" svg:y2="9.507cm">
            <text:p/>
          </draw:line>
          <draw:custom-shape draw:style-name="gr40" draw:text-style-name="P13" draw:layer="layout" svg:width="1.543cm" svg:height="0.853cm" draw:transform="rotate (-0.261799387799149) translate (9.787cm 7.413cm)">
            <text:list text:style-name="L1">
              <text:list-header>
                <text:p text:style-name="P12"><text:span text:style-name="T1">p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13" draw:layer="layout" svg:width="1.704cm" svg:height="0.853cm" draw:transform="rotate (0.261799387799149) translate (9.772cm 9.319cm)">
            <text:list text:style-name="L1">
              <text:list-header>
                <text:p text:style-name="P12"><text:span text:style-name="T1">po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4" draw:text-style-name="P1" draw:layer="layout" svg:x1="9.535cm" svg:y1="6.858cm" svg:x2="9.5cm" svg:y2="20.4cm">
              <text:p/>
            </draw:line>
            <draw:line draw:style-name="gr4" draw:text-style-name="P1" draw:layer="layout" svg:x1="11.643cm" svg:y1="6.858cm" svg:x2="11.7cm" svg:y2="20.2cm">
              <text:p/>
            </draw:line>
          </draw:g>
          <draw:custom-shape draw:style-name="gr42" draw:text-style-name="P13" draw:layer="layout" svg:width="1.128cm" svg:height="1.127cm" svg:x="9.129cm" svg:y="5.8cm">
            <text:list text:style-name="L1">
              <text:list-header>
                <text:p text:style-name="P12"><text:span text:style-name="T2">P</text:span><text:span text:style-name="T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13" draw:layer="layout" svg:width="1.128cm" svg:height="1.127cm" svg:x="11.034cm" svg:y="5.8cm">
            <text:list text:style-name="L1">
              <text:list-header>
                <text:p text:style-name="P12"><text:span text:style-name="T2">P</text:span><text:span text:style-name="T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13" draw:layer="layout" svg:width="1.861cm" svg:height="1.275cm" draw:transform="rotate (1.5707963267949) translate (8.7cm 16.7cm)">
            <text:list text:style-name="L1">
              <text:list-header>
                <text:p text:style-name="P12"><text:span text:style-name="T4">Tempo</text:span></text:p>
                <text:p text:style-name="P12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" draw:text-style-name="P1" draw:layer="layout" svg:x1="9.708cm" svg:y1="10.3cm" svg:x2="11.402cm" svg:y2="10.724cm">
              <text:p/>
            </draw:line>
            <draw:line draw:style-name="gr1" draw:text-style-name="P1" draw:layer="layout" svg:x1="11.41cm" svg:y1="11.359cm" svg:x2="9.7cm" svg:y2="11.782cm">
              <text:p/>
            </draw:line>
          </draw:g>
          <draw:line draw:style-name="gr1" draw:text-style-name="P1" draw:layer="layout" svg:x1="9.698cm" svg:y1="15.8cm" svg:x2="11.392cm" svg:y2="16.224cm">
            <text:p/>
          </draw:line>
          <draw:line draw:style-name="gr1" draw:text-style-name="P1" draw:layer="layout" svg:x1="11.4cm" svg:y1="16.647cm" svg:x2="9.69cm" svg:y2="17.07cm">
            <text:p/>
          </draw:line>
          <draw:line draw:style-name="gr1" draw:text-style-name="P1" draw:layer="layout" svg:x1="9.703cm" svg:y1="17.43cm" svg:x2="11.397cm" svg:y2="17.854cm">
            <text:p/>
          </draw:line>
          <draw:line draw:style-name="gr1" draw:text-style-name="P1" draw:layer="layout" svg:x1="11.405cm" svg:y1="18.277cm" svg:x2="9.695cm" svg:y2="18.7cm">
            <text:p/>
          </draw:line>
          <draw:frame draw:style-name="gr45" draw:text-style-name="P19" draw:layer="layout" svg:width="1.2cm" svg:height="2.783cm" svg:x="10cm" svg:y="13.3cm">
            <draw:text-box>
              <text:p><text:span text:style-name="T18">.</text:span></text:p>
              <text:p><text:span text:style-name="T18">.</text:span></text:p>
              <text:p><text:span text:style-name="T18">.</text:span></text:p>
            </draw:text-box>
          </draw:frame>
          <draw:custom-shape draw:style-name="gr9" draw:text-style-name="P8" draw:layer="layout" svg:width="5.1cm" svg:height="2.999cm" svg:x="1.5cm" svg:y="6.5cm">
            <text:p text:style-name="P8"><text:span text:style-name="T10">Medir t0 aqui </text:span></text:p>
            <text:p text:style-name="P8"><text:span text:style-name="T10">depois da barreira</text:span></text:p>
            <text:p text:style-name="P8"><text:span text:style-name="T10">(medir APENAS </text:span></text:p>
            <text:p text:style-name="P8"><text:span text:style-name="T10">no processo p0)</text:span></text:p>
            <draw:enhanced-geometry svg:viewBox="0 0 21600 21600" draw:mirror-horizontal="true" draw:type="line-callout-2" draw:modifiers="-12453.5581258577 8337.6 -3600 4000 -1054.38149382474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10" draw:text-style-name="P8" draw:layer="layout" svg:width="5.2cm" svg:height="2.999cm" svg:x="1.3cm" svg:y="19.701cm">
            <text:p text:style-name="P8"><text:span text:style-name="T9">Medir t1 aqui </text:span><text:span text:style-name="T10"><text:s/></text:span></text:p>
            <text:p text:style-name="P8"><text:span text:style-name="T10">depois da barreira </text:span></text:p>
            <text:p text:style-name="P8"><text:span text:style-name="T10">(medir APENAS </text:span></text:p>
            <text:p text:style-name="P8"><text:span text:style-name="T10">no processo p0)</text:span></text:p>
            <draw:enhanced-geometry svg:viewBox="0 0 21600 21600" draw:mirror-horizontal="true" draw:type="line-callout-2" draw:modifiers="-12160.123053259 1123.2 -3600 4000 -1034.10882522592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6" draw:text-style-name="P15" draw:layer="layout" svg:width="3.3cm" svg:height="0.2cm" svg:x="9.2cm" svg:y="19.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5" draw:layer="layout" svg:width="3.3cm" svg:height="0.2cm" svg:x="9cm" svg:y="7.1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draw:layer="layout" svg:width="3.9cm" svg:height="1.062cm" svg:x="15.7cm" svg:y="6.538cm">
            <draw:text-box>
              <text:p><text:span text:style-name="T10">MPI barrier</text:span></text:p>
            </draw:text-box>
          </draw:frame>
          <draw:frame draw:style-name="gr47" draw:text-style-name="P9" draw:layer="layout" svg:width="3.9cm" svg:height="1.062cm" svg:x="15.9cm" svg:y="18.4cm">
            <draw:text-box>
              <text:p><text:span text:style-name="T10">MPI barrier</text:span></text:p>
            </draw:text-box>
          </draw:frame>
          <draw:line draw:style-name="gr16" draw:text-style-name="P10" draw:layer="layout" svg:x1="15.6cm" svg:y1="6.8cm" svg:x2="12.4cm" svg:y2="7.2cm">
            <text:p/>
          </draw:line>
          <draw:line draw:style-name="gr16" draw:text-style-name="P10" draw:layer="layout" svg:x1="15.9cm" svg:y1="18.9cm" svg:x2="12.7cm" svg:y2="19.3cm">
            <text:p/>
          </draw:line>
          <draw:frame draw:style-name="gr11" draw:text-style-name="P11" draw:layer="layout" svg:width="5cm" svg:height="2.5cm" svg:x="14.1cm" svg:y="11.3cm">
            <draw:text-box>
              <text:p><text:span text:style-name="T11">Mediçoes na versao </text:span><text:span text:style-name="T12">Assíncrona</text:span></text:p>
            </draw:text-box>
          </draw:frame>
          <draw:g>
            <draw:line draw:style-name="gr1" draw:text-style-name="P1" draw:layer="layout" svg:x1="9.698cm" svg:y1="12.2cm" svg:x2="11.392cm" svg:y2="12.624cm">
              <text:p/>
            </draw:line>
            <draw:line draw:style-name="gr1" draw:text-style-name="P1" draw:layer="layout" svg:x1="11.4cm" svg:y1="13.259cm" svg:x2="9.69cm" svg:y2="13.682cm">
              <text:p/>
            </draw:line>
          </draw:g>
          <draw:custom-shape draw:style-name="gr48" draw:text-style-name="P16" draw:layer="layout" svg:width="0.9cm" svg:height="0.2cm" svg:x="8.8cm" svg:y="9.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8.9cm" svg:y="11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8.8cm" svg:y="13.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8.8cm" svg:y="17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8.8cm" svg:y="18.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3" draw:layer="layout" svg:width="1.861cm" svg:height="1.275cm" draw:transform="rotate (1.5707963267949) translate (11.5cm 15.6cm)">
            <text:list text:style-name="L1">
              <text:list-header>
                <text:p text:style-name="P12"><text:span text:style-name="T4">Tempo</text:span></text:p>
                <text:p text:style-name="P12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16" draw:layer="layout" svg:width="0.9cm" svg:height="0.2cm" svg:x="11.5cm" svg:y="10.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11.6cm" svg:y="12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11.4cm" svg:y="17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11.6cm" svg:y="16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9cm" svg:height="0.2cm" svg:x="2.1cm" svg:y="14.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17" draw:layer="layout" svg:width="6.1cm" svg:height="2.7cm" svg:x="1.2cm" svg:y="13cm">
            <draw:text-box>
              <text:p><text:span text:style-name="T14"><text:s text:c="10"/></text:span><text:span text:style-name="T14">Legenda</text:span></text:p>
              <text:p><text:span text:style-name="T14"/></text:p>
              <text:p><text:span text:style-name="T14"><text:s text:c="12"/></text:span><text:span text:style-name="T14">wait_all( 2, … )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2" draw:display-name="msArrowEnd 2" svg:viewBox="0 0 140 210" svg:d="M70 0l70 210h-140z"/>
    <draw:marker draw:name="msArrowOpenEnd_20_4" draw:display-name="msArrowOpenEnd 4" svg:viewBox="0 0 356 277" svg:d="M178 0l178 252-54 25-124-177-125 177-53-2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3:19:25.717299868</meta:creation-date>
    <dc:date>2023-01-15T00:52:39.602449561</dc:date>
    <meta:editing-duration>PT1H3M</meta:editing-duration>
    <meta:editing-cycles>12</meta:editing-cycles>
    <meta:generator>LibreOffice/6.4.7.2$Linux_X86_64 LibreOffice_project/40$Build-2</meta:generator>
    <meta:document-statistic meta:object-count="123"/>
  </office:meta>
</office:document-meta>
</file>